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BCF753D32B32AA1EDC.png" manifest:media-type="image/png"/>
  <manifest:file-entry manifest:full-path="Pictures/1000020100000110000000B95D8E164294D2DB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FARMING IS CHANGING DAY BY DA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HE GOOD TRUE SOLDIER IS A <text:s/>ARMY</text:span></text:p>
          </draw:text-box>
        </draw:frame>
        <draw:frame draw:style-name="gr1" draw:text-style-name="P2" draw:layer="layout" svg:width="7.142cm" svg:height="4.857cm" svg:x="10.07cm" svg:y="4.343cm">
          <draw:image xlink:href="Pictures/1000020100000110000000B95D8E164294D2DB57.png" xlink:type="simple" xlink:show="embed" xlink:actuate="onLoad">
            <text:p/>
          </draw:image>
        </draw:frame>
        <draw:frame draw:style-name="gr1" draw:text-style-name="P2" draw:layer="layout" svg:width="9.254cm" svg:height="6.326cm" svg:x="8.6cm" svg:y="13.474cm">
          <draw:image xlink:href="Pictures/1000020100000400000002BCF753D32B32AA1E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4T13:05:33.963966173</meta:creation-date>
    <dc:date>2021-05-25T21:15:02.865463874</dc:date>
    <meta:editing-duration>PT30M25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